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vertical-align="middle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 draw:shadow="hidden"/>
    </style:style>
    <style:style style:name="gr3" style:family="graphic" style:parent-style-name="standard">
      <style:graphic-properties svg:stroke-color="#0000cc" draw:fill-color="#0000cc" draw:textarea-vertical-align="middle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05cm" fo:min-width="13.539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87cm" fo:min-width="7.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.111cm"/>
    </style:style>
    <style:style style:name="gr10" style:family="graphic" style:parent-style-name="objectwithoutfill">
      <style:graphic-properties draw:stroke="dash" draw:stroke-dash="Ultrafine_20_Dashed" draw:fill="none" draw:textarea-vertical-align="middle"/>
    </style:style>
    <style:style style:name="gr11" style:family="graphic" style:parent-style-name="standard">
      <style:graphic-properties svg:stroke-width="0.03cm" svg:stroke-color="#ff3333" draw:marker-start-width="0.31cm" draw:marker-end-width="0.31cm" draw:fill-color="#ffffff" draw:textarea-vertical-align="middle" fo:padding-top="0.14cm" fo:padding-bottom="0.14cm" fo:padding-left="0.265cm" fo:padding-right="0.265cm"/>
    </style:style>
    <style:style style:name="gr12" style:family="graphic" style:parent-style-name="objectwithoutfill">
      <style:graphic-properties svg:stroke-width="0.03cm" svg:stroke-color="#ff3333" draw:marker-start-width="0.295cm" draw:marker-end-width="0.295cm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svg:stroke-color="#ff3333" draw:marker-start="Arrow" draw:marker-start-width="0.2cm" draw:marker-end="Arrow" draw:marker-end-width="0.2cm" draw:textarea-vertical-align="middle"/>
    </style:style>
    <style:style style:name="gr14" style:family="graphic" style:parent-style-name="standard">
      <style:graphic-properties draw:fill-color="#808080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7cm" fo:min-width="20.22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>
      <style:text-properties fo:color="#ff3333" fo:font-family="Calibri" style:font-family-generic="swiss" style:font-pitch="variable" fo:font-size="12pt" style:font-size-asian="12pt" style:font-size-complex="12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text-position="super 58%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color="#ff3333" fo:font-family="Calibri" style:font-family-generic="swiss" style:font-pitch="variable" fo:font-size="12pt" style:font-size-asian="12pt" style:font-size-complex="12pt"/>
    </style:style>
    <style:style style:name="T5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2.1cm" svg:height="16.3cm" svg:x="2.9cm" svg:y="1.8cm">
          <text:p/>
        </draw:rect>
        <draw:path draw:style-name="gr2" draw:text-style-name="P1" draw:layer="layout" svg:width="20.999cm" svg:height="1.399cm" svg:x="3.5cm" svg:y="10.102cm" svg:viewBox="0 0 21000 1400" svg:d="M429 0h20142c213 0 429 93 429 186v1028c0 6-2 13-3 20v164h-381c-16 1-30 2-45 2h-20142c-15 0-29-1-45-2h-384v-184-375-653c0-93 213-186 429-186z">
          <text:p/>
        </draw:path>
        <draw:g>
          <draw:rect draw:style-name="gr3" draw:text-style-name="P1" draw:layer="layout" svg:width="0.193cm" svg:height="1.4cm" svg:x="24.198cm" svg:y="10.151cm">
            <text:p/>
          </draw:rect>
          <draw:rect draw:style-name="gr3" draw:text-style-name="P1" draw:layer="layout" svg:width="0.195cm" svg:height="1.109cm" draw:transform="skewX (-0.0296705972838981) rotate (-0.479616478449138) translate (24.217cm 11.466cm)">
            <text:p/>
          </draw:rect>
          <draw:circle draw:style-name="gr3" draw:text-style-name="P1" draw:layer="layout" svg:width="0.19cm" svg:height="0.19cm" svg:x="24.203cm" svg:y="10.061cm">
            <text:p/>
          </draw:circle>
        </draw:g>
        <draw:g>
          <draw:rect draw:style-name="gr3" draw:text-style-name="P1" draw:layer="layout" svg:width="0.193cm" svg:height="1.4cm" svg:x="3.602cm" svg:y="10.151cm">
            <text:p/>
          </draw:rect>
          <draw:rect draw:style-name="gr3" draw:text-style-name="P1" draw:layer="layout" svg:width="0.195cm" svg:height="1.109cm" draw:transform="skewX (0.0333357887130854) rotate (0.482583538176341) translate (3.603cm 11.556cm)">
            <text:p/>
          </draw:rect>
          <draw:circle draw:style-name="gr3" draw:text-style-name="P1" draw:layer="layout" svg:width="0.19cm" svg:height="0.19cm" svg:x="3.6cm" svg:y="10.061cm">
            <text:p/>
          </draw:circle>
        </draw:g>
        <draw:custom-shape draw:style-name="gr4" draw:text-style-name="P1" draw:layer="layout" svg:width="19.8cm" svg:height="2.701cm" svg:x="4.099cm" svg:y="11.5cm">
          <text:p/>
          <draw:enhanced-geometry svg:viewBox="0 0 21600 21600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6.4cm" svg:height="2.7cm" svg:x="5.8cm" svg:y="11.5cm">
          <text:p/>
          <draw:enhanced-geometry svg:viewBox="0 0 21600 21600" draw:mirror-vertical="true" draw:glue-points="?f6 10800 10800 21600 ?f5 10800 10800 0" draw:text-areas="?f3 ?f3 ?f4 ?f4" draw:type="trapezoid" draw:modifiers="446.82207362039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6" draw:text-style-name="P1" draw:layer="layout" svg:width="21.9cm" svg:height="16cm" svg:x="3cm" svg:y="2cm">
          <text:p/>
        </draw:rect>
        <draw:frame draw:style-name="gr7" draw:text-style-name="P2" draw:layer="layout" svg:width="14.039cm" svg:height="1.055cm" svg:x="6.981cm" svg:y="2.5cm">
          <draw:text-box>
            <text:p><text:span text:style-name="T1">Basic Serial Splitter Enclosure</text:span></text:p>
          </draw:text-box>
        </draw:frame>
        <draw:frame draw:style-name="gr8" draw:text-style-name="P3" draw:layer="layout" svg:width="8.2cm" svg:height="1.537cm" svg:x="9.9cm" svg:y="15.875cm">
          <draw:text-box>
            <text:p text:style-name="P1"><text:span text:style-name="T2">Really Useful Box</text:span><text:span text:style-name="T3">®</text:span><text:span text:style-name="T2"> 0.55 Litre</text:span></text:p>
            <text:p text:style-name="P1"><text:span text:style-name="T2">Drilling Guides</text:span></text:p>
          </draw:text-box>
        </draw:frame>
        <draw:custom-shape draw:style-name="gr4" draw:text-style-name="P1" draw:layer="layout" svg:width="9.6cm" svg:height="4.1cm" svg:x="9.2cm" svg:y="4cm">
          <text:p/>
          <draw:enhanced-geometry svg:viewBox="0 0 21600 21600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6cm" svg:height="3.5cm" svg:x="10.7cm" svg:y="4.6cm">
          <text:p/>
          <draw:enhanced-geometry svg:viewBox="0 0 21600 21600" draw:mirror-vertical="true" draw:glue-points="?f6 10800 10800 21600 ?f5 10800 10800 0" draw:text-areas="?f3 ?f3 ?f4 ?f4" draw:type="trapezoid" draw:modifiers="1777.807397534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4" draw:layer="layout" svg:width="1.933cm" svg:height="0.767cm" svg:x="15.838cm" svg:y="7.033cm">
          <draw:text-box>
            <text:p><text:span text:style-name="T4">12.5mm</text:span></text:p>
          </draw:text-box>
        </draw:frame>
        <draw:path draw:style-name="gr2" draw:text-style-name="P1" draw:layer="layout" svg:width="10.199cm" svg:height="1.399cm" svg:x="8.9cm" svg:y="4.001cm" svg:viewBox="0 0 10200 1400" svg:d="M209 0h9782c104 0 209 93 209 186v1028c0 6-1 13-2 20v164h-185c-7 1-14 2-22 2h-9782c-8 0-15-1-22-2h-187v-184-375-653c0-93 104-186 209-186z">
          <text:p/>
        </draw:path>
        <draw:line draw:style-name="gr10" draw:text-style-name="P1" draw:layer="layout" svg:x1="13.25cm" svg:y1="7.85cm" svg:x2="14.646cm" svg:y2="7.85cm">
          <text:p/>
        </draw:line>
        <draw:line draw:style-name="gr10" draw:text-style-name="P1" draw:layer="layout" svg:x1="13.25cm" svg:y1="5.85cm" svg:x2="14.646cm" svg:y2="5.85cm">
          <text:p/>
        </draw:line>
        <draw:circle draw:style-name="gr11" draw:text-style-name="P1" draw:layer="layout" svg:width="2cm" svg:height="2cm" svg:x="12.3cm" svg:y="5.85cm">
          <text:p/>
        </draw:circle>
        <draw:circle draw:style-name="gr11" draw:text-style-name="P1" draw:layer="layout" svg:width="2cm" svg:height="2cm" svg:x="13.7cm" svg:y="5.85cm">
          <text:p/>
        </draw:circle>
        <draw:g>
          <draw:line draw:style-name="gr12" draw:text-style-name="P1" draw:layer="layout" svg:x1="12.975cm" svg:y1="6.825cm" svg:x2="13.625cm" svg:y2="6.825cm">
            <text:p/>
          </draw:line>
          <draw:line draw:style-name="gr12" draw:text-style-name="P1" draw:layer="layout" svg:x1="13.3cm" svg:y1="6.525cm" svg:x2="13.3cm" svg:y2="7.175cm">
            <text:p/>
          </draw:line>
        </draw:g>
        <draw:frame draw:style-name="gr9" draw:text-style-name="P4" draw:layer="layout" svg:width="1.611cm" svg:height="0.767cm" svg:x="13.894cm" svg:y="6.933cm">
          <draw:text-box>
            <text:p><text:span text:style-name="T4">20mm</text:span></text:p>
          </draw:text-box>
        </draw:frame>
        <draw:line draw:style-name="gr13" draw:text-style-name="P1" draw:layer="layout" svg:x1="15.949cm" svg:y1="6.8cm" svg:x2="15.949cm" svg:y2="8.05cm">
          <text:p/>
        </draw:line>
        <draw:g>
          <draw:ellipse draw:style-name="gr3" draw:text-style-name="P1" draw:layer="layout" svg:width="7.502cm" svg:height="2.4cm" draw:transform="rotate (3.1415926535892) translate (17.795cm 6.3cm)" draw:kind="section" draw:start-angle="181.05" draw:end-angle="359.09">
            <text:p/>
          </draw:ellipse>
          <draw:rect draw:style-name="gr3" draw:text-style-name="P1" draw:layer="layout" svg:width="0.4cm" svg:height="1.5cm" svg:x="10.644cm" svg:y="5.1cm">
            <text:p/>
          </draw:rect>
          <draw:rect draw:style-name="gr3" draw:text-style-name="P1" draw:layer="layout" svg:width="0.4cm" svg:height="1.5cm" svg:x="17.044cm" svg:y="5.1cm">
            <text:p/>
          </draw:rect>
          <draw:rect draw:style-name="gr3" draw:text-style-name="P1" draw:layer="layout" svg:width="0.9cm" svg:height="0.2cm" svg:x="10.544cm" svg:y="6.3cm">
            <text:p/>
          </draw:rect>
          <draw:rect draw:style-name="gr3" draw:text-style-name="P1" draw:layer="layout" svg:width="0.9cm" svg:height="0.2cm" svg:x="16.644cm" svg:y="6.3cm">
            <text:p/>
          </draw:rect>
          <draw:rect draw:style-name="gr14" draw:text-style-name="P1" draw:layer="layout" svg:width="5cm" svg:height="0.7cm" svg:x="11.494cm" svg:y="4.6cm">
            <text:p/>
          </draw:rect>
        </draw:g>
        <draw:line draw:style-name="gr13" draw:text-style-name="P1" draw:layer="layout" svg:x1="12.549cm" svg:y1="14.52cm" svg:x2="15.449cm" svg:y2="14.52cm">
          <text:p/>
        </draw:line>
        <draw:frame draw:style-name="gr9" draw:text-style-name="P4" draw:layer="layout" svg:width="1.611cm" svg:height="0.767cm" svg:x="13.239cm" svg:y="14.506cm">
          <draw:text-box>
            <text:p><text:span text:style-name="T4">29mm</text:span></text:p>
          </draw:text-box>
        </draw:frame>
        <draw:g>
          <draw:line draw:style-name="gr12" draw:text-style-name="P1" draw:layer="layout" svg:x1="14.375cm" svg:y1="6.825cm" svg:x2="15.025cm" svg:y2="6.825cm">
            <text:p/>
          </draw:line>
          <draw:line draw:style-name="gr12" draw:text-style-name="P1" draw:layer="layout" svg:x1="14.7cm" svg:y1="6.525cm" svg:x2="14.7cm" svg:y2="7.175cm">
            <text:p/>
          </draw:line>
        </draw:g>
        <draw:line draw:style-name="gr13" draw:text-style-name="P1" draw:layer="layout" svg:x1="13.299cm" svg:y1="8.42cm" svg:x2="14.699cm" svg:y2="8.42cm">
          <text:p/>
        </draw:line>
        <draw:frame draw:style-name="gr9" draw:text-style-name="P4" draw:layer="layout" svg:width="1.611cm" svg:height="0.767cm" svg:x="13.24cm" svg:y="8.411cm">
          <draw:text-box>
            <text:p><text:span text:style-name="T4">14mm</text:span></text:p>
          </draw:text-box>
        </draw:frame>
        <draw:line draw:style-name="gr10" draw:text-style-name="P1" draw:layer="layout" svg:x1="7.2cm" svg:y1="11.952cm" svg:x2="12.546cm" svg:y2="11.952cm">
          <text:p/>
        </draw:line>
        <draw:line draw:style-name="gr10" draw:text-style-name="P1" draw:layer="layout" svg:x1="7.2cm" svg:y1="13.952cm" svg:x2="12.546cm" svg:y2="13.952cm">
          <text:p/>
        </draw:line>
        <draw:circle draw:style-name="gr11" draw:text-style-name="P1" draw:layer="layout" svg:width="2cm" svg:height="2cm" svg:x="11.55cm" svg:y="11.95cm">
          <text:p/>
        </draw:circle>
        <draw:line draw:style-name="gr10" draw:text-style-name="P1" draw:layer="layout" svg:x1="15.5cm" svg:y1="11.952cm" svg:x2="20.846cm" svg:y2="11.952cm">
          <text:p/>
        </draw:line>
        <draw:line draw:style-name="gr10" draw:text-style-name="P1" draw:layer="layout" svg:x1="15.5cm" svg:y1="13.952cm" svg:x2="20.846cm" svg:y2="13.952cm">
          <text:p/>
        </draw:line>
        <draw:circle draw:style-name="gr11" draw:text-style-name="P1" draw:layer="layout" svg:width="2cm" svg:height="2cm" svg:x="14.45cm" svg:y="11.95cm">
          <text:p/>
        </draw:circle>
        <draw:circle draw:style-name="gr11" draw:text-style-name="P1" draw:layer="layout" svg:width="2cm" svg:height="2cm" svg:x="19.8cm" svg:y="11.95cm">
          <text:p/>
        </draw:circle>
        <draw:circle draw:style-name="gr11" draw:text-style-name="P1" draw:layer="layout" svg:width="2cm" svg:height="2cm" svg:x="6.2cm" svg:y="11.95cm">
          <text:p/>
        </draw:circle>
        <draw:g>
          <draw:line draw:style-name="gr12" draw:text-style-name="P1" draw:layer="layout" svg:x1="15.125cm" svg:y1="12.925cm" svg:x2="15.775cm" svg:y2="12.925cm">
            <text:p/>
          </draw:line>
          <draw:line draw:style-name="gr12" draw:text-style-name="P1" draw:layer="layout" svg:x1="15.45cm" svg:y1="12.625cm" svg:x2="15.45cm" svg:y2="13.275cm">
            <text:p/>
          </draw:line>
        </draw:g>
        <draw:frame draw:style-name="gr9" draw:text-style-name="P4" draw:layer="layout" svg:width="1.611cm" svg:height="0.767cm" svg:x="14.695cm" svg:y="13.127cm">
          <draw:text-box>
            <text:p><text:span text:style-name="T4">20mm</text:span></text:p>
          </draw:text-box>
        </draw:frame>
        <draw:g>
          <draw:line draw:style-name="gr12" draw:text-style-name="P1" draw:layer="layout" svg:x1="12.225cm" svg:y1="12.925cm" svg:x2="12.875cm" svg:y2="12.925cm">
            <text:p/>
          </draw:line>
          <draw:line draw:style-name="gr12" draw:text-style-name="P1" draw:layer="layout" svg:x1="12.55cm" svg:y1="12.625cm" svg:x2="12.55cm" svg:y2="13.275cm">
            <text:p/>
          </draw:line>
        </draw:g>
        <draw:g>
          <draw:line draw:style-name="gr12" draw:text-style-name="P1" draw:layer="layout" svg:x1="6.875cm" svg:y1="12.925cm" svg:x2="7.525cm" svg:y2="12.925cm">
            <text:p/>
          </draw:line>
          <draw:line draw:style-name="gr12" draw:text-style-name="P1" draw:layer="layout" svg:x1="7.2cm" svg:y1="12.625cm" svg:x2="7.2cm" svg:y2="13.275cm">
            <text:p/>
          </draw:line>
        </draw:g>
        <draw:g>
          <draw:line draw:style-name="gr12" draw:text-style-name="P1" draw:layer="layout" svg:x1="20.475cm" svg:y1="12.925cm" svg:x2="21.125cm" svg:y2="12.925cm">
            <text:p/>
          </draw:line>
          <draw:line draw:style-name="gr12" draw:text-style-name="P1" draw:layer="layout" svg:x1="20.8cm" svg:y1="12.625cm" svg:x2="20.8cm" svg:y2="13.275cm">
            <text:p/>
          </draw:line>
        </draw:g>
        <draw:frame draw:style-name="gr9" draw:text-style-name="P4" draw:layer="layout" svg:width="1.611cm" svg:height="0.767cm" svg:x="11.796cm" svg:y="13.128cm">
          <draw:text-box>
            <text:p><text:span text:style-name="T4">20mm</text:span></text:p>
          </draw:text-box>
        </draw:frame>
        <draw:frame draw:style-name="gr9" draw:text-style-name="P4" draw:layer="layout" svg:width="1.611cm" svg:height="0.767cm" svg:x="6.397cm" svg:y="13.129cm">
          <draw:text-box>
            <text:p><text:span text:style-name="T4">20mm</text:span></text:p>
          </draw:text-box>
        </draw:frame>
        <draw:frame draw:style-name="gr9" draw:text-style-name="P4" draw:layer="layout" svg:width="1.611cm" svg:height="0.767cm" svg:x="19.998cm" svg:y="13.13cm">
          <draw:text-box>
            <text:p><text:span text:style-name="T4">20mm</text:span></text:p>
          </draw:text-box>
        </draw:frame>
        <draw:frame draw:style-name="gr9" draw:text-style-name="P4" draw:layer="layout" svg:width="1.933cm" svg:height="0.767cm" svg:x="21.839cm" svg:y="13.181cm">
          <draw:text-box>
            <text:p><text:span text:style-name="T4">12.5mm</text:span></text:p>
          </draw:text-box>
        </draw:frame>
        <draw:line draw:style-name="gr13" draw:text-style-name="P1" draw:layer="layout" svg:x1="21.95cm" svg:y1="12.948cm" svg:x2="21.95cm" svg:y2="14.198cm">
          <text:p/>
        </draw:line>
        <draw:line draw:style-name="gr13" draw:text-style-name="P1" draw:layer="layout" svg:x1="7.299cm" svg:y1="14.52cm" svg:x2="12.649cm" svg:y2="14.52cm">
          <text:p/>
        </draw:line>
        <draw:frame draw:style-name="gr9" draw:text-style-name="P4" draw:layer="layout" svg:width="1.933cm" svg:height="0.767cm" svg:x="9.24cm" svg:y="14.507cm">
          <draw:text-box>
            <text:p><text:span text:style-name="T4">43.5mm</text:span></text:p>
          </draw:text-box>
        </draw:frame>
        <draw:line draw:style-name="gr13" draw:text-style-name="P1" draw:layer="layout" svg:x1="15.399cm" svg:y1="14.52cm" svg:x2="20.749cm" svg:y2="14.52cm">
          <text:p/>
        </draw:line>
        <draw:frame draw:style-name="gr9" draw:text-style-name="P4" draw:layer="layout" svg:width="1.933cm" svg:height="0.767cm" svg:x="17.241cm" svg:y="14.508cm">
          <draw:text-box>
            <text:p><text:span text:style-name="T4">43.5mm</text:span></text:p>
          </draw:text-box>
        </draw:frame>
        <draw:frame draw:style-name="gr15" draw:layer="layout" svg:width="20.72cm" svg:height="1.537cm" svg:x="4cm" svg:y="19.301cm">
          <draw:text-box>
            <text:p text:style-name="P1"><text:span text:style-name="T2">Include the following text in the acknowledgements section of the documentation:</text:span></text:p>
            <text:p text:style-name="P1"><text:span text:style-name="T2">Really Useful Box</text:span><text:span text:style-name="T3">®</text:span><text:span text:style-name="T5"> is a registered trademark of Really Useful Products Lt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Instone-Cowie</meta:initial-creator>
    <meta:creation-date>2015-02-18T19:42:36.98</meta:creation-date>
    <dc:date>2019-09-29T19:31:45.24</dc:date>
    <dc:creator>Andrew Instone-Cowie</dc:creator>
    <meta:editing-duration>PT12H28M43S</meta:editing-duration>
    <meta:editing-cycles>47</meta:editing-cycles>
    <meta:generator>OpenOffice/4.1.2$Win32 OpenOffice.org_project/412m3$Build-9782</meta:generator>
    <meta:document-statistic meta:object-count="73"/>
  </office:meta>
</office:document-meta>
</file>